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4" style:family="table">
      <style:table-properties style:width="20.371cm" table:align="margins"/>
    </style:style>
    <style:style style:name="Tableau4.A" style:family="table-column">
      <style:table-column-properties style:column-width="7.802cm" style:rel-column-width="25098*"/>
    </style:style>
    <style:style style:name="Tableau4.B" style:family="table-column">
      <style:table-column-properties style:column-width="2.383cm" style:rel-column-width="7666*"/>
    </style:style>
    <style:style style:name="Tableau4.C" style:family="table-column">
      <style:table-column-properties style:column-width="3.395cm" style:rel-column-width="10923*"/>
    </style:style>
    <style:style style:name="Tableau4.D" style:family="table-column">
      <style:table-column-properties style:column-width="6.791cm" style:rel-column-width="21848*"/>
    </style:style>
    <style:style style:name="Tableau4.A1" style:family="table-cell">
      <style:table-cell-properties fo:background-color="#ff7b59" fo:padding="0.097cm" fo:border="2.3pt solid #000000">
        <style:background-image/>
      </style:table-cell-properties>
    </style:style>
    <style:style style:name="Tableau4.A2" style:family="table-cell">
      <style:table-cell-properties fo:background-color="#ff7b59" fo:padding="0.097cm" fo:border-left="2.3pt solid #000000" fo:border-right="none" fo:border-top="none" fo:border-bottom="2.3pt solid #000000">
        <style:background-image/>
      </style:table-cell-properties>
    </style:style>
    <style:style style:name="Tableau4.C2" style:family="table-cell">
      <style:table-cell-properties fo:background-color="#ff7b59" fo:padding="0.097cm" fo:border-left="2.3pt solid #000000" fo:border-right="2.3pt solid #000000" fo:border-top="none" fo:border-bottom="2.3pt solid #000000">
        <style:background-image/>
      </style:table-cell-properties>
    </style:style>
    <style:style style:name="Tableau4.A3" style:family="table-cell">
      <style:table-cell-properties fo:background-color="#ffd8ce" fo:padding="0.097cm" fo:border-left="2.3pt solid #000000" fo:border-right="2.3pt solid #000000" fo:border-top="none" fo:border-bottom="2.3pt solid #000000">
        <style:background-image/>
      </style:table-cell-properties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background-color="#ffd8ce" fo:padding="0.097cm" fo:border="2.55pt solid #000000">
        <style:background-image/>
      </style:table-cell-properties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padding="0.097cm" fo:border-left="0.05pt solid #000000" fo:border-right="none" fo:border-top="none" fo:border-bottom="0.05pt solid #000000"/>
    </style:style>
    <style:style style:name="Tableau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1" style:family="table-cell">
      <style:table-cell-properties fo:background-color="#ff8000" fo:padding="0.097cm" fo:border-left="0.05pt solid #000000" fo:border-right="none" fo:border-top="none" fo:border-bottom="0.05pt solid #000000">
        <style:background-image/>
      </style:table-cell-properties>
    </style:style>
    <style:style style:name="Tableau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19" style:family="table-cell">
      <style:table-cell-properties fo:padding="0.097cm" fo:border-left="0.05pt solid #000000" fo:border-right="none" fo:border-top="none" fo:border-bottom="0.05pt solid #000000"/>
    </style:style>
    <style:style style:name="Tableau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2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4.A23" style:family="table-cell">
      <style:table-cell-properties fo:padding="0.097cm" fo:border-left="0.05pt solid #000000" fo:border-right="0.05pt solid #000000" fo:border-top="2.3pt solid #000000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0d5c6" officeooo:paragraph-rsid="0070d5c6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6f53de" officeooo:paragraph-rsid="0070d5c6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bfa4e" officeooo:paragraph-rsid="007bfa4e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7c07ba" officeooo:paragraph-rsid="007c07ba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76c143" officeooo:paragraph-rsid="0076c143" style:font-size-asian="12.6000003814697pt" style:font-weight-asian="bold" style:font-size-complex="14.399999618530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bbeb4" officeooo:paragraph-rsid="008bbeb4" style:font-size-asian="12.6000003814697pt" style:font-weight-asian="bold" style:font-size-complex="14.399999618530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c8f0e" officeooo:paragraph-rsid="008c8f0e" style:font-size-asian="12.6000003814697pt" style:font-weight-asian="bold" style:font-size-complex="14.3999996185303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f2542" officeooo:paragraph-rsid="008f2542" style:font-size-asian="12.6000003814697pt" style:font-weight-asian="bold" style:font-size-complex="14.399999618530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2403a" officeooo:paragraph-rsid="0092403a" style:font-size-asian="12.6000003814697pt" style:font-weight-asian="bold" style:font-size-complex="14.3999996185303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52816" officeooo:paragraph-rsid="00952816" style:font-size-asian="12.6000003814697pt" style:font-weight-asian="bold" style:font-size-complex="14.399999618530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9775d6" officeooo:paragraph-rsid="009775d6" style:font-size-asian="12.6000003814697pt" style:font-weight-asian="bold" style:font-size-complex="14.3999996185303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5a318" officeooo:paragraph-rsid="00a5a318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5a318" officeooo:paragraph-rsid="00a9325e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5a6d0" officeooo:paragraph-rsid="00a5a6d0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b2cad" officeooo:paragraph-rsid="00ab2cad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c0789" officeooo:paragraph-rsid="00ac0789" style:font-size-asian="12.6000003814697pt" style:font-weight-asian="bold" style:font-size-complex="14.399999618530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ad908c" officeooo:paragraph-rsid="00ad908c" style:font-size-asian="12.6000003814697pt" style:font-weight-asian="bold" style:font-size-complex="14.3999996185303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7d2a6" officeooo:paragraph-rsid="00b7d2a6" style:font-size-asian="12.6000003814697pt" style:font-weight-asian="bold" style:font-size-complex="14.399999618530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b7954" officeooo:paragraph-rsid="00bb7954" style:font-size-asian="12.6000003814697pt" style:font-weight-asian="bold" style:font-size-complex="14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bc6dc4" officeooo:paragraph-rsid="00bc6dc4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b297de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b34fe9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73424f" officeooo:paragraph-rsid="00be4cfd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3bce7" officeooo:paragraph-rsid="0083bce7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3bce7" officeooo:paragraph-rsid="008d3e95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66609" officeooo:paragraph-rsid="008941b7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963b6" officeooo:paragraph-rsid="008963b6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5a318" officeooo:paragraph-rsid="00a5a318" style:font-size-asian="12.6000003814697pt" style:font-weight-asian="normal" style:font-size-complex="14.3999996185303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9325e" officeooo:paragraph-rsid="00a9325e" style:font-size-asian="12.6000003814697pt" style:font-weight-asian="normal" style:font-size-complex="14.3999996185303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ad908c" officeooo:paragraph-rsid="00ad908c" style:font-size-asian="12.6000003814697pt" style:font-weight-asian="normal" style:font-size-complex="14.3999996185303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b70cca" officeooo:paragraph-rsid="00b70cca" style:font-size-asian="12.6000003814697pt" style:font-weight-asian="normal" style:font-size-complex="14.3999996185303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normal" officeooo:rsid="00b9bea0" officeooo:paragraph-rsid="00b9bea0" style:font-size-asian="12.6000003814697pt" style:font-weight-asian="normal" style:font-size-complex="14.3999996185303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bb7954" officeooo:paragraph-rsid="00bb7954" style:font-size-asian="12.6000003814697pt" style:font-weight-asian="normal" style:font-size-complex="14.3999996185303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8d3e95" officeooo:paragraph-rsid="00a227ec" style:font-size-asian="12.6000003814697pt" style:font-style-asian="italic" style:font-weight-asian="normal" style:font-size-complex="14.3999996185303pt" style:font-style-complex="italic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style="italic" fo:font-weight="normal" officeooo:rsid="00933b26" officeooo:paragraph-rsid="009739f3" style:font-size-asian="12.6000003814697pt" style:font-style-asian="italic" style:font-weight-asian="normal" style:font-size-complex="14.3999996185303pt" style:font-style-complex="italic" style:font-weight-complex="normal"/>
    </style:style>
    <style:style style:name="P36" style:family="paragraph" style:parent-style-name="Standard">
      <style:text-properties officeooo:paragraph-rsid="007c07ba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officeooo:rsid="009b7b6b" officeooo:paragraph-rsid="009b7b6b" style:font-size-asian="14pt" style:font-style-asian="normal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eada2" officeooo:paragraph-rsid="00ba5b07" style:font-size-asian="14.6999998092651pt" style:font-weight-asian="normal" style:font-size-complex="16.7999992370605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3465a4" loext:opacity="100%" style:font-name="Calibri1" fo:font-size="14pt" fo:font-style="normal" fo:font-weight="bold" style:font-size-asian="14pt" style:font-style-asian="normal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font-name="Calibri" fo:font-size="12pt" fo:font-weight="bold" officeooo:rsid="00a519db" officeooo:paragraph-rsid="00be4cfd" style:font-size-asian="12.6000003814697pt" style:font-weight-asian="bold" style:font-size-complex="14.3999996185303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bold" officeooo:rsid="0083bce7" officeooo:paragraph-rsid="008bbeb4" style:font-size-asian="12.6000003814697pt" style:font-weight-asian="bold" style:font-size-complex="14.3999996185303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866609" officeooo:paragraph-rsid="008941b7" style:font-size-asian="12.6000003814697pt" style:font-weight-asian="normal" style:font-size-complex="14.3999996185303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font-name="Calibri" fo:font-size="12pt" fo:font-weight="normal" officeooo:rsid="00c592d4" officeooo:paragraph-rsid="00c592d4" style:font-size-asian="12.6000003814697pt" style:font-weight-asian="normal" style:font-size-complex="14.3999996185303pt" style:font-weight-complex="normal"/>
    </style:style>
    <style:style style:name="T1" style:family="text">
      <style:text-properties officeooo:rsid="0080dbf8"/>
    </style:style>
    <style:style style:name="T2" style:family="text">
      <style:text-properties officeooo:rsid="00818ea1"/>
    </style:style>
    <style:style style:name="T3" style:family="text">
      <style:text-properties officeooo:rsid="008284e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866609" style:font-weight-asian="bold" style:font-weight-complex="bold"/>
    </style:style>
    <style:style style:name="T6" style:family="text">
      <style:text-properties fo:font-weight="bold" officeooo:rsid="008284e1" style:font-weight-asian="bold" style:font-weight-complex="bold"/>
    </style:style>
    <style:style style:name="T7" style:family="text">
      <style:text-properties fo:font-weight="bold" officeooo:rsid="00a3447f" style:font-weight-asian="bold" style:font-weight-complex="bold"/>
    </style:style>
    <style:style style:name="T8" style:family="text">
      <style:text-properties fo:font-weight="bold" officeooo:rsid="00c3d17f" style:font-weight-asian="bold" style:font-weight-complex="bold"/>
    </style:style>
    <style:style style:name="T9" style:family="text">
      <style:text-properties officeooo:rsid="008b2805"/>
    </style:style>
    <style:style style:name="T10" style:family="text">
      <style:text-properties style:font-name="Calibri1" fo:font-size="10pt" fo:font-style="normal" fo:font-weight="normal" style:font-size-asian="10pt" style:font-style-asian="normal" style:font-weight-asian="normal"/>
    </style:style>
    <style:style style:name="T11" style:family="text">
      <style:text-properties style:font-name="Calibri1" fo:font-size="10pt" style:font-size-asian="10pt"/>
    </style:style>
    <style:style style:name="T12" style:family="text">
      <style:text-properties officeooo:rsid="00a227ec"/>
    </style:style>
    <style:style style:name="T13" style:family="text">
      <style:text-properties officeooo:rsid="00a36338"/>
    </style:style>
    <style:style style:name="T14" style:family="text">
      <style:text-properties officeooo:rsid="00a754d1"/>
    </style:style>
    <style:style style:name="T15" style:family="text">
      <style:text-properties officeooo:rsid="00ad8d59"/>
    </style:style>
    <style:style style:name="T16" style:family="text">
      <style:text-properties officeooo:rsid="00af273d"/>
    </style:style>
    <style:style style:name="T17" style:family="text">
      <style:text-properties officeooo:rsid="00af3944"/>
    </style:style>
    <style:style style:name="T18" style:family="text">
      <style:text-properties fo:color="#ff4000" loext:opacity="100%" fo:language="fr" fo:country="FR" style:text-underline-style="solid" style:text-underline-width="auto" style:text-underline-color="font-color" fo:font-weight="bold" officeooo:rsid="00944bfa" style:font-size-asian="14pt" style:font-weight-asian="bold" style:font-size-complex="14pt" style:font-weight-complex="bold"/>
    </style:style>
    <style:style style:name="T19" style:family="text">
      <style:text-properties officeooo:rsid="00d0388e"/>
    </style:style>
    <style:style style:name="T20" style:family="text">
      <style:text-properties officeooo:rsid="00cf5db9"/>
    </style:style>
    <style:style style:name="T21" style:family="text">
      <style:text-properties officeooo:rsid="00be4cfd"/>
    </style:style>
    <style:style style:name="T22" style:family="text">
      <style:text-properties officeooo:rsid="00c02077"/>
    </style:style>
    <style:style style:name="T23" style:family="text">
      <style:text-properties officeooo:rsid="00c1e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4125170288064">
          <table:table-cell table:style-name="Tableau4.A1" table:number-columns-spanned="4" office:value-type="string">
            <text:p text:style-name="P41">Activité 1: Quels aliments dans notre cuisine contiennent de l’eau ?</text:p>
          </table:table-cell>
          <table:covered-table-cell/>
          <table:covered-table-cell/>
          <table:covered-table-cell/>
        </table:table-row>
        <table:table-row table:style-name="TableLine94125093475728">
          <table:table-cell table:style-name="Tableau4.A2" table:number-columns-spanned="2" office:value-type="string">
            <text:p text:style-name="P40">Objectifs :</text:p>
            <text:p text:style-name="P37"><text:span text:style-name="T10">Mettre en œuvre des tests caractéristiques d’espèces chimiques à partir d’une banque </text:span><text:span text:style-name="T11">fournie.</text:span></text:p>
          </table:table-cell>
          <table:covered-table-cell/>
          <table:table-cell table:style-name="Tableau4.C2" table:number-columns-spanned="2" office:value-type="string">
            <text:p text:style-name="P38">Durée : <text:span text:style-name="T23">1h10</text:span></text:p>
          </table:table-cell>
          <table:covered-table-cell/>
        </table:table-row>
        <table:table-row table:style-name="TableLine94125095436288">
          <table:table-cell table:style-name="Tableau4.A3" table:number-columns-spanned="4" office:value-type="string">
            <text:p text:style-name="P1">Matériel</text:p>
          </table:table-cell>
          <table:covered-table-cell/>
          <table:covered-table-cell/>
          <table:covered-table-cell/>
        </table:table-row>
        <table:table-row table:style-name="TableLine94125095437200">
          <table:table-cell table:style-name="Tableau4.A4" table:number-columns-spanned="4" office:value-type="string">
            <text:p text:style-name="P21"><text:span text:style-name="T16">Par groupe :</text:span> <text:span text:style-name="T1">plaquette expérience 1, </text:span><text:span text:style-name="T16">bécher d'eau, </text:span>Lunettes et gants de protection.</text:p>
            <text:p text:style-name="P22"><text:s text:c="23"/>- <text:span text:style-name="T3">Aliments : pomme pain lait huile </text:span><text:span text:style-name="T22">vinaigre</text:span><text:span text:style-name="T3"> </text:span><text:span text:style-name="T13">carotte</text:span><text:span text:style-name="T3"> pâtes</text:span><text:span text:style-name="T6"> </text:span><text:span text:style-name="T7">en plateau préparé</text:span></text:p>
            <text:p text:style-name="P23"><text:span text:style-name="T17">Pour enseignant : </text:span><text:span text:style-name="T1">farine ou bicarbonate de calcium, saccharose, sulfate de cuivre anhydre, hydroxyde de sodiu</text:span><text:span text:style-name="T2">m</text:span><text:span text:style-name="T1">.</text:span></text:p>
            <text:p text:style-name="P23"><text:s text:c="32"/>- <text:span text:style-name="T21">correction.pdf</text:span></text:p>
            <text:p text:style-name="P42">Dans des bécher nommé avec spatule.</text:p>
          </table:table-cell>
          <table:covered-table-cell/>
          <table:covered-table-cell/>
          <table:covered-table-cell/>
        </table:table-row>
        <table:table-row table:style-name="TableLine94125095438176">
          <table:table-cell table:style-name="Tableau4.A5" table:number-columns-spanned="4" office:value-type="string">
            <text:p text:style-name="P2">déroulement de la séance</text:p>
          </table:table-cell>
          <table:covered-table-cell/>
          <table:covered-table-cell/>
          <table:covered-table-cell/>
        </table:table-row>
        <table:table-row table:style-name="TableLine94125095439152">
          <table:table-cell table:style-name="Tableau4.A6" office:value-type="string">
            <text:p text:style-name="P5">Déroulement</text:p>
          </table:table-cell>
          <table:table-cell table:style-name="Tableau4.B6" table:number-columns-spanned="2" office:value-type="string">
            <text:p text:style-name="P5">Modalité</text:p>
          </table:table-cell>
          <table:covered-table-cell/>
          <table:table-cell table:style-name="Tableau4.D6" office:value-type="string">
            <text:p text:style-name="P5">Temps</text:p>
          </table:table-cell>
        </table:table-row>
        <table:table-row table:style-name="TableLine94125175495552">
          <table:table-cell table:style-name="Tableau4.A9" office:value-type="string">
            <text:p text:style-name="P24">Q1 </text:p>
          </table:table-cell>
          <table:table-cell table:style-name="Tableau4.B7" table:number-columns-spanned="2" office:value-type="string">
            <text:p text:style-name="P43">Individuel</text:p>
          </table:table-cell>
          <table:covered-table-cell/>
          <table:table-cell table:style-name="Tableau4.D7" office:value-type="string">
            <text:p text:style-name="P6">7min</text:p>
          </table:table-cell>
        </table:table-row>
        <table:table-row table:style-name="TableLine94125175498048">
          <table:table-cell table:style-name="Tableau4.A8" table:number-columns-spanned="4" office:value-type="string">
            <text:p text:style-name="P34"><text:span text:style-name="T12">Règle du travail de groupe: t</text:span>ous le monde doit exprimer son avis, <text:span text:style-name="T12">écouter et participer</text:span></text:p>
          </table:table-cell>
          <table:covered-table-cell/>
          <table:covered-table-cell/>
          <table:covered-table-cell/>
        </table:table-row>
        <table:table-row table:style-name="TableLine94125175499312">
          <table:table-cell table:style-name="Tableau4.A9" office:value-type="string">
            <text:p text:style-name="P24">Q1</text:p>
          </table:table-cell>
          <table:table-cell table:style-name="Tableau4.B9" table:number-columns-spanned="2" office:value-type="string">
            <text:p text:style-name="P25"><text:span text:style-name="T5">En</text:span><text:span text:style-name="T4"> groupe</text:span></text:p>
          </table:table-cell>
          <table:covered-table-cell/>
          <table:table-cell table:style-name="Tableau4.D9" office:value-type="string">
            <text:p text:style-name="P7">10min</text:p>
          </table:table-cell>
        </table:table-row>
        <table:table-row table:style-name="TableLine94125097394656">
          <table:table-cell table:style-name="Tableau4.A10" table:number-columns-spanned="4" office:value-type="string">
            <text:p text:style-name="P35">Attention : critères(sans danger ? Simplement ? Ne pas oublier le résultats? (schéma!) </text:p>
          </table:table-cell>
          <table:covered-table-cell/>
          <table:covered-table-cell/>
          <table:covered-table-cell/>
        </table:table-row>
        <table:table-row table:style-name="TableLine94125097396352">
          <table:table-cell table:style-name="Tableau4.A11" office:value-type="string">
            <text:p text:style-name="P26">Mise en commun <text:span text:style-name="T4">critique </text:span><text:span text:style-name="T8">Q1</text:span></text:p>
            <text:p text:style-name="P45">explication des pictogrammes de sécurité.</text:p>
            <text:p text:style-name="P26">élaboration d'un protocole au <text:span text:style-name="T4">tableau</text:span></text:p>
          </table:table-cell>
          <table:table-cell table:style-name="Tableau4.B11" table:number-columns-spanned="2" office:value-type="string">
            <text:p text:style-name="P8">En classe</text:p>
          </table:table-cell>
          <table:covered-table-cell/>
          <table:table-cell table:style-name="Tableau4.D11" office:value-type="string">
            <text:p text:style-name="P9">10min</text:p>
          </table:table-cell>
        </table:table-row>
        <table:table-row table:style-name="TableLine94125097398288">
          <table:table-cell table:style-name="Tableau4.A19" office:value-type="string">
            <text:p text:style-name="P27">Réalisation expérience Q2 <text:span text:style-name="T9">puis Q3 </text:span>en groupe</text:p>
          </table:table-cell>
          <table:table-cell table:style-name="Tableau4.B11" table:number-columns-spanned="2" office:value-type="string">
            <text:p text:style-name="P10">En groupe</text:p>
          </table:table-cell>
          <table:covered-table-cell/>
          <table:table-cell table:style-name="Tableau4.D19" office:value-type="string">
            <text:p text:style-name="P11">10min</text:p>
          </table:table-cell>
        </table:table-row>
        <table:table-row table:style-name="TableLine94125099239664">
          <table:table-cell table:style-name="Tableau4.A19" office:value-type="string">
            <text:p text:style-name="P28">Q3 <text:span text:style-name="T14">et Q4</text:span></text:p>
          </table:table-cell>
          <table:table-cell table:style-name="Tableau4.B11" table:number-columns-spanned="2" office:value-type="string">
            <text:p text:style-name="P12">Individuel</text:p>
          </table:table-cell>
          <table:covered-table-cell/>
          <table:table-cell table:style-name="Tableau4.D19" office:value-type="string">
            <text:p text:style-name="P14">1min</text:p>
          </table:table-cell>
        </table:table-row>
        <table:table-row table:style-name="TableLine94125099240640">
          <table:table-cell table:style-name="Tableau4.A19" office:value-type="string">
            <text:p text:style-name="P29">Q5</text:p>
          </table:table-cell>
          <table:table-cell table:style-name="Tableau4.B11" table:number-columns-spanned="2" office:value-type="string">
            <text:p text:style-name="P13">Individuel</text:p>
          </table:table-cell>
          <table:covered-table-cell/>
          <table:table-cell table:style-name="Tableau4.D19" office:value-type="string">
            <text:p text:style-name="P15">5min</text:p>
          </table:table-cell>
        </table:table-row>
        <table:table-row table:style-name="TableLine94125099241616">
          <table:table-cell table:style-name="Tableau4.A19" office:value-type="string">
            <text:p text:style-name="P29">Q5</text:p>
          </table:table-cell>
          <table:table-cell table:style-name="Tableau4.B11" table:number-columns-spanned="2" office:value-type="string">
            <text:p text:style-name="P16">En groupe</text:p>
          </table:table-cell>
          <table:covered-table-cell/>
          <table:table-cell table:style-name="Tableau4.D19" office:value-type="string">
            <text:p text:style-name="P15"><text:span text:style-name="T15">5</text:span>min</text:p>
          </table:table-cell>
        </table:table-row>
        <table:table-row table:style-name="TableLine94125138625424">
          <table:table-cell table:style-name="Tableau4.A19" office:value-type="string">
            <text:p text:style-name="P30">Q6</text:p>
          </table:table-cell>
          <table:table-cell table:style-name="Tableau4.B11" table:number-columns-spanned="2" office:value-type="string">
            <text:p text:style-name="P17">En groupe</text:p>
          </table:table-cell>
          <table:covered-table-cell/>
          <table:table-cell table:style-name="Tableau4.D19" office:value-type="string">
            <text:p text:style-name="P17">15min</text:p>
          </table:table-cell>
        </table:table-row>
        <table:table-row table:style-name="TableLine94125097395440">
          <table:table-cell table:style-name="Tableau4.A19" office:value-type="string">
            <text:p text:style-name="P31">Q7</text:p>
          </table:table-cell>
          <table:table-cell table:style-name="Tableau4.B11" table:number-columns-spanned="2" office:value-type="string">
            <text:p text:style-name="P13">Individuel</text:p>
          </table:table-cell>
          <table:covered-table-cell/>
          <table:table-cell table:style-name="Tableau4.D19" office:value-type="string">
            <text:p text:style-name="P18">3min</text:p>
          </table:table-cell>
        </table:table-row>
        <table:table-row table:style-name="TableLine94125138627376">
          <table:table-cell table:style-name="Tableau4.A19" office:value-type="string">
            <text:p text:style-name="P33">Correction </text:p>
          </table:table-cell>
          <table:table-cell table:style-name="Tableau4.B11" table:number-columns-spanned="2" office:value-type="string">
            <text:p text:style-name="P13"/>
          </table:table-cell>
          <table:covered-table-cell/>
          <table:table-cell table:style-name="Tableau4.D19" office:value-type="string">
            <text:p text:style-name="P18"/>
          </table:table-cell>
        </table:table-row>
        <table:table-row table:style-name="TableLine94125138628352">
          <table:table-cell table:style-name="Tableau4.A19" office:value-type="string">
            <text:p text:style-name="P33">Trace écrite</text:p>
          </table:table-cell>
          <table:table-cell table:style-name="Tableau4.B11" table:number-columns-spanned="2" office:value-type="string">
            <text:p text:style-name="P19">En classe</text:p>
          </table:table-cell>
          <table:covered-table-cell/>
          <table:table-cell table:style-name="Tableau4.D19" office:value-type="string">
            <text:p text:style-name="P20">7min</text:p>
          </table:table-cell>
        </table:table-row>
        <table:table-row table:style-name="TableLine94125138629328">
          <table:table-cell table:style-name="Tableau4.A5" table:number-columns-spanned="4" office:value-type="string">
            <text:p text:style-name="P3">Devoirs</text:p>
          </table:table-cell>
          <table:covered-table-cell/>
          <table:covered-table-cell/>
          <table:covered-table-cell/>
        </table:table-row>
        <table:table-row table:style-name="TableLine94125139877344">
          <table:table-cell table:style-name="Tableau4.A21" table:number-columns-spanned="4" office:value-type="string">
            <text:p text:style-name="P32">Exercice 8</text:p>
          </table:table-cell>
          <table:covered-table-cell/>
          <table:covered-table-cell/>
          <table:covered-table-cell/>
        </table:table-row>
        <table:table-row table:style-name="TableLine94125139878560">
          <table:table-cell table:style-name="Tableau4.A5" table:number-columns-spanned="4" office:value-type="string">
            <text:p text:style-name="P4">Trace écrite</text:p>
          </table:table-cell>
          <table:covered-table-cell/>
          <table:covered-table-cell/>
          <table:covered-table-cell/>
        </table:table-row>
        <table:table-row table:style-name="TableLine94125139879264">
          <table:table-cell table:style-name="Tableau4.A23" table:number-columns-spanned="4" office:value-type="string">
            <text:p text:style-name="P39">Un <text:span text:style-name="T18">test d'identification</text:span> est <text:span text:style-name="T20">une expérience qui permet de déterminer la présence d'une substance chimique.</text:span></text:p>
            <text:p text:style-name="P39"/>
            <text:p text:style-name="P39">Le <text:span text:style-name="T18">sulfate de cuivre anhydre</text:span> est une poudre blanche qui change de couleur au contact de l'eau : elle devient bleue. <text:span text:style-name="T19">On peut donc réaliser un test d'identification de l'eau à l'aide du sulfate de cuivre anhydre.</text:span></text:p>
          </table:table-cell>
          <table:covered-table-cell/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9M19S</meta:editing-duration>
    <meta:editing-cycles>101</meta:editing-cycles>
    <meta:generator>LibreOffice/7.0.4.2$Linux_X86_64 LibreOffice_project/00$Build-2</meta:generator>
    <meta:creation-date>2021-02-11T10:59:54.903285377</meta:creation-date>
    <meta:initial-creator>J Cercy</meta:initial-creator>
    <dc:date>2021-03-16T23:19:35.854935771</dc:date>
    <dc:creator>J Cercy</dc:creator>
    <meta:document-statistic meta:table-count="1" meta:image-count="0" meta:object-count="0" meta:page-count="1" meta:paragraph-count="54" meta:word-count="232" meta:character-count="1464" meta:non-whitespace-character-count="1228"/>
  </office:meta>
</office:document-meta>
</file>